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5cm" svg:height="1cm" svg:x="3cm" svg:y="10.5cm">
          <text:p text:style-name="P1"><text:span text:style-name="T1">Ext.grid.Pan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5.5cm" svg:x="2cm" svg:y="12cm">
          <text:p text:style-name="P1"><text:span text:style-name="T1">canopsis.view.Widgets.Gr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7.5cm" svg:height="2cm" svg:x="10.5cm" svg:y="10.5cm">
          <text:p text:style-name="P1"><text:span text:style-name="T1">Canopsis.view.column.&lt;colletion&gt;</text:span></text:p>
          <text:p text:style-name="P1"><text:span text:style-name="T1">Or</text:span></text:p>
          <text:p text:style-name="P1"><text:span text:style-name="T1">Canopsis.view.column.&lt;columnClass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cm" svg:height="2.5cm" svg:x="17.5cm" svg:y="4.5cm">
          <text:p text:style-name="P1"><text:span text:style-name="T1">Mong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svg:x1="4.75cm" svg:y1="11.5cm" svg:x2="5cm" svg:y2="12cm" draw:start-shape="id1" draw:start-glue-point="2" draw:end-shape="id2" draw:end-glue-point="0" svg:d="m4750 11500v250h250v250">
          <text:p/>
        </draw:connector>
        <draw:custom-shape draw:style-name="gr1" draw:text-style-name="P1" xml:id="id8" draw:id="id8" draw:layer="layout" svg:width="2cm" svg:height="1.5cm" svg:x="14.5cm" svg:y="5cm">
          <text:p text:style-name="P2"><text:span text:style-name="T1">View.p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cm" svg:height="1.5cm" svg:x="7.7cm" svg:y="5cm">
          <text:p text:style-name="P1"><text:span text:style-name="T1">canopsis.view.Tabs.Cont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cm" svg:height="1cm" svg:x="1.5cm" svg:y="2.7cm">
          <text:p text:style-name="P1"><text:span text:style-name="T1">canopsis.controller.Menu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5cm" svg:height="1cm" svg:x="1.5cm" svg:y="1cm">
          <text:p text:style-name="P1"><text:span text:style-name="T1">User Click on menu's 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5cm" svg:height="1cm" svg:x="8cm" svg:y="2.7cm">
          <text:p text:style-name="P1"><text:span text:style-name="T1">New tab ('add_view_tab'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25cm" svg:y1="2cm" svg:x2="4.25cm" svg:y2="2.7cm" draw:start-shape="id3" draw:start-glue-point="2" draw:end-shape="id4" draw:end-glue-point="0" svg:d="m4250 2000v700">
          <text:p/>
        </draw:connector>
        <draw:connector draw:style-name="gr3" draw:text-style-name="P2" draw:layer="layout" svg:x1="7cm" svg:y1="3.2cm" svg:x2="8cm" svg:y2="3.2cm" draw:start-shape="id4" draw:start-glue-point="1" draw:end-shape="id5" draw:end-glue-point="3" svg:d="m7000 3200h1000">
          <text:p/>
        </draw:connector>
        <draw:connector draw:style-name="gr3" draw:text-style-name="P2" draw:layer="layout" svg:x1="10.75cm" svg:y1="3.7cm" svg:x2="10.7cm" svg:y2="5cm" draw:start-shape="id5" draw:start-glue-point="2" draw:end-shape="id6" draw:end-glue-point="0" svg:d="m10750 3700v650h-50v650">
          <text:p/>
        </draw:connector>
        <draw:connector draw:style-name="gr3" draw:text-style-name="P2" draw:layer="layout" svg:x1="17.5cm" svg:y1="5.75cm" svg:x2="16.5cm" svg:y2="5.75cm" draw:start-shape="id7" draw:start-glue-point="6" draw:end-shape="id8" draw:end-glue-point="1" svg:d="m17500 5750h-1000">
          <text:p/>
        </draw:connector>
        <draw:connector draw:style-name="gr3" draw:text-style-name="P2" draw:layer="layout" svg:x1="14.5cm" svg:y1="5.75cm" svg:x2="13.7cm" svg:y2="5.75cm" draw:start-shape="id8" draw:start-glue-point="3" draw:end-shape="id6" draw:end-glue-point="1" svg:d="m14500 5750h-800">
          <text:p/>
        </draw:connector>
        <draw:line draw:style-name="gr3" draw:text-style-name="P2" draw:layer="layout" svg:x1="11cm" svg:y1="6.5cm" svg:x2="7.5cm" svg:y2="12cm">
          <text:p/>
        </draw:line>
        <draw:frame draw:style-name="gr4" draw:text-style-name="P3" draw:layer="layout" svg:width="8.829cm" svg:height="0.725cm" svg:x="10cm" svg:y="8.2cm">
          <draw:text-box>
            <text:p><text:span text:style-name="T1">Create object with parameters (from Mongo)</text:span></text:p>
          </draw:text-box>
        </draw:frame>
        <draw:connector draw:style-name="gr3" draw:text-style-name="P2" draw:layer="layout" svg:x1="10.5cm" svg:y1="11.5cm" svg:x2="8cm" svg:y2="14.75cm" draw:start-shape="id9" draw:start-glue-point="3" draw:end-shape="id2" draw:end-glue-point="1" svg:d="m10500 11500h-1250v3250h-1250">
          <text:p/>
        </draw:connector>
        <draw:custom-shape draw:style-name="gr1" draw:text-style-name="P1" xml:id="id10" draw:id="id10" draw:layer="layout" svg:width="2cm" svg:height="2.5cm" svg:x="13.7cm" svg:y="15.4cm">
          <text:p text:style-name="P1"><text:span text:style-name="T1">Mong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1" draw:id="id11" draw:layer="layout" svg:width="2cm" svg:height="1.5cm" svg:x="10.7cm" svg:y="15.9cm">
          <text:p text:style-name="P2"><text:span text:style-name="T1">rest.py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7cm" svg:y1="16.65cm" svg:x2="12.7cm" svg:y2="16.65cm" draw:start-shape="id10" draw:start-glue-point="6" draw:end-shape="id11" draw:end-glue-point="1" svg:d="m13700 16650h-1000">
          <text:p/>
        </draw:connector>
        <draw:connector draw:style-name="gr3" draw:text-style-name="P2" draw:layer="layout" svg:x1="10.7cm" svg:y1="16.65cm" svg:x2="7.7cm" svg:y2="16.65cm" draw:start-shape="id11" draw:start-glue-point="3" draw:end-shape="id12" draw:end-glue-point="1" svg:d="m10700 16650h-3000">
          <text:p/>
        </draw:connector>
        <draw:custom-shape draw:style-name="gr1" draw:text-style-name="P1" xml:id="id12" draw:id="id12" draw:layer="layout" svg:width="3cm" svg:height="1cm" svg:x="4.7cm" svg:y="16.15cm">
          <text:p text:style-name="P2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5cm" svg:height="1cm" svg:x="10.5cm" svg:y="14.1cm">
          <text:p text:style-name="P1"><text:span text:style-name="T1">Canopsis.model.&lt;colletion&gt;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cm" svg:x1="10.5cm" svg:y1="14.6cm" svg:x2="7.7cm" svg:y2="16.65cm" draw:start-shape="id13" draw:start-glue-point="3" draw:end-shape="id12" draw:end-glue-point="1" svg:d="m10500 14600h-400v2050h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PAIN</meta:initial-creator>
    <meta:creation-date>2011-07-07T10:50:40</meta:creation-date>
    <dc:date>2011-07-07T11:04:25</dc:date>
    <dc:creator>William PAIN</dc:creator>
    <meta:editing-duration>PT13M46S</meta:editing-duration>
    <meta:editing-cycles>1</meta:editing-cycles>
    <meta:document-statistic meta:object-count="25"/>
    <meta:generator>LibreOffice/3.3$Linux LibreOffice_project/330m19$Build-202</meta:generator>
  </office:meta>
</office:document-meta>
</file>